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C70000186F000037A2C09CED3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text-properties style:font-name="Times New Roman1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1.217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Times New Roman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 style:list-style-name="">
      <style:paragraph-properties style:text-autospace="none"/>
      <style:text-properties fo:color="#000000" style:font-name="Times New Roman" fo:font-size="14pt" style:font-size-asian="14pt" style:font-size-complex="14pt"/>
    </style:style>
    <style:style style:name="P14" style:family="paragraph" style:parent-style-name="Standard" style:list-style-name="">
      <style:paragraph-properties style:text-autospace="none"/>
      <style:text-properties fo:color="#000000" style:font-name="Times New Roman" fo:font-size="14pt" fo:language="none" fo:country="none" style:font-size-asian="14pt" style:font-size-complex="14pt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4pt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4pt" fo:font-style="italic"/>
    </style:style>
    <style:style style:name="P17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/>
    </style:style>
    <style:style style:name="P18" style:family="paragraph" style:parent-style-name="Text_20_body" style:list-style-name="L3">
      <style:paragraph-properties fo:margin-left="0cm" fo:margin-right="0cm" fo:text-align="justify" style:justify-single-word="false" fo:text-indent="1.244cm" style:auto-text-indent="false"/>
      <style:text-properties fo:language="ru" fo:country="RU" fo:font-weight="normal" style:font-weight-asian="normal" style:font-weight-complex="normal"/>
    </style:style>
    <style:style style:name="P19" style:family="paragraph" style:parent-style-name="Text_20_body" style:list-style-name="L3">
      <style:paragraph-properties fo:margin-left="0cm" fo:margin-right="0cm" fo:text-align="justify" style:justify-single-word="false" fo:text-indent="1.244cm" style:auto-text-indent="false"/>
      <style:text-properties fo:font-weight="normal" style:font-weight-asian="normal" style:font-weight-complex="normal"/>
    </style:style>
    <style:style style:name="P20" style:family="paragraph" style:parent-style-name="Text_20_body">
      <style:paragraph-properties fo:margin-left="0cm" fo:margin-right="0cm" fo:text-align="start" style:justify-single-word="false" fo:text-indent="1.111cm" style:auto-text-indent="false"/>
      <style:text-properties style:font-name="Times New Roman1" fo:font-size="14pt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 style:list-style-name="L3">
      <style:paragraph-properties fo:margin-left="0cm" fo:margin-right="0cm" fo:text-align="justify" style:justify-single-word="false" fo:text-indent="0.951cm" style:auto-text-indent="false"/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left="0cm" fo:margin-right="0cm" fo:text-align="justify" style:justify-single-word="false" fo:text-indent="0.951cm" style:auto-text-indent="false"/>
      <style:text-properties fo:font-weight="normal" style:font-weight-asian="normal" style:font-weight-complex="normal"/>
    </style:style>
    <style:style style:name="P23" style:family="paragraph" style:parent-style-name="Text_20_body" style:list-style-name="L3">
      <style:paragraph-properties fo:margin-left="0cm" fo:margin-right="0cm" fo:text-align="justify" style:justify-single-word="false" fo:text-indent="0.951cm" style:auto-text-indent="false"/>
      <style:text-properties fo:font-weight="normal" style:font-weight-asian="normal" style:font-weight-complex="normal"/>
    </style:style>
    <style:style style:name="P24" style:family="paragraph" style:parent-style-name="Text_20_body" style:list-style-name="L5">
      <style:paragraph-properties fo:margin-left="0cm" fo:margin-right="0cm" fo:text-align="justify" style:justify-single-word="false" fo:text-indent="0.951cm" style:auto-text-indent="false"/>
      <style:text-properties fo:font-weight="normal" style:font-weight-asian="normal" style:font-weight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0.951cm" style:auto-text-indent="false"/>
      <style:text-properties fo:language="ru" fo:country="RU" fo:font-weight="normal" style:font-weight-asian="normal" style:font-weight-complex="normal"/>
    </style:style>
    <style:style style:name="P26" style:family="paragraph" style:parent-style-name="Text_20_body" style:list-style-name="L3">
      <style:paragraph-properties fo:margin-left="0cm" fo:margin-right="0cm" fo:text-align="justify" style:justify-single-word="false" fo:text-indent="0.951cm" style:auto-text-indent="false"/>
      <style:text-properties fo:language="ru" fo:country="RU" fo:font-weight="normal" style:font-weight-asian="normal" style:font-weight-complex="normal"/>
    </style:style>
    <style:style style:name="P27" style:family="paragraph" style:parent-style-name="Text_20_body">
      <style:paragraph-properties fo:margin-left="0cm" fo:margin-right="0cm" fo:text-align="start" style:justify-single-word="false" fo:text-indent="1.005cm" style:auto-text-indent="false"/>
      <style:text-properties style:font-name="Times New Roman1" fo:font-size="14pt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ext_20_body">
      <style:paragraph-properties fo:margin-left="0cm" fo:margin-right="0cm" fo:text-align="start" style:justify-single-word="false" fo:text-indent="1.217cm" style:auto-text-indent="false"/>
      <style:text-properties style:font-name="Times New Roman1" fo:font-size="14pt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="0.049cm" fo:border="0.035cm solid #000000"/>
      <style:text-properties fo:font-size="14pt" fo:language="en" fo:country="US" fo:font-style="italic"/>
    </style:style>
    <style:style style:name="P30" style:family="paragraph" style:parent-style-name="Table_20_Contents">
      <style:paragraph-properties fo:margin-left="0cm" fo:margin-right="0cm" fo:margin-top="0cm" fo:margin-bottom="0.499cm" fo:text-align="center" style:justify-single-word="false" fo:text-indent="0cm" style:auto-text-indent="false" fo:padding-left="0.049cm" fo:padding-right="0.049cm" fo:padding-top="0cm" fo:padding-bottom="0.049cm" fo:border-left="0.035cm solid #000000" fo:border-right="0.035cm solid #000000" fo:border-top="none" fo:border-bottom="0.035cm solid #000000"/>
      <style:text-properties fo:font-size="14pt" fo:language="en" fo:country="US" fo:font-style="italic"/>
    </style:style>
    <style:style style:name="T1" style:family="text">
      <style:text-properties style:font-name="Times New Roman1" fo:font-size="14pt"/>
    </style:style>
    <style:style style:name="T2" style:family="text">
      <style:text-properties fo:font-size="14pt"/>
    </style:style>
    <style:style style:name="T3" style:family="text">
      <style:text-properties fo:font-size="14pt" fo:language="en" fo:country="US"/>
    </style:style>
    <style:style style:name="T4" style:family="text">
      <style:text-properties fo:font-size="14pt" fo:language="en" fo:country="US" fo:font-style="italic"/>
    </style:style>
    <style:style style:name="T5" style:family="text">
      <style:text-properties fo:font-size="14pt" fo:language="en" fo:country="US" fo:font-weight="normal" style:font-weight-asian="normal" style:font-weight-complex="normal"/>
    </style:style>
    <style:style style:name="T6" style:family="text">
      <style:text-properties fo:font-size="14pt" fo:font-style="italic"/>
    </style:style>
    <style:style style:name="T7" style:family="text">
      <style:text-properties fo:font-style="italic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normal" style:font-style-complex="normal"/>
    </style:style>
    <style:style style:name="T13" style:family="text">
      <style:text-properties fo:color="#0000ff" fo:font-size="10pt" fo:language="none" fo:country="none" style:font-size-asian="10pt" style:font-size-complex="10pt"/>
    </style:style>
    <style:style style:name="T14" style:family="text">
      <style:text-properties fo:color="#0000ff" fo:language="none" fo:country="none"/>
    </style:style>
    <style:style style:name="T15" style:family="text">
      <style:text-properties style:use-window-font-color="true" fo:font-size="10pt" fo:language="none" fo:country="none" style:font-size-asian="10pt" style:font-size-complex="10pt"/>
    </style:style>
    <style:style style:name="T16" style:family="text">
      <style:text-properties style:use-window-font-color="true" fo:language="none" fo:country="none"/>
    </style:style>
    <style:style style:name="T17" style:family="text">
      <style:text-properties fo:color="#a31515" fo:font-size="10pt" fo:language="none" fo:country="none" style:font-size-asian="10pt" style:font-size-complex="10pt"/>
    </style:style>
    <style:style style:name="T18" style:family="text">
      <style:text-properties fo:color="#a31515" fo:language="none" fo:country="none"/>
    </style:style>
    <style:style style:name="T19" style:family="text">
      <style:text-properties fo:language="none" fo:country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ЕДЕРАЛЬНОЕ АГЕНСТВО ПО ОБРАЗОВАНИЮ</text:p>
      <text:p text:style-name="P1">ГОСУДАРСТВЕННОЕ ОБРАЗОВАТЕЛЬНОЕ УЧРЕЖДЕНИЕ</text:p>
      <text:p text:style-name="P1">ВЫСШЕГО ПРОФЕССИОНАЛЬНОГО ОБРАЗОВАНИЯ</text:p>
      <text:p text:style-name="P1">ВЯТСКИЙ ГОСУДАРСТВЕННЫЙ УНИВЕРСИТЕТ</text:p>
      <text:p text:style-name="P1">ФАКУЛЬТЕТ ПРИКЛАДНОЙ МАТЕМАТИКИ И ТЕЛЕКОММУНИКАЦИЙ</text:p>
      <text:p text:style-name="P1">КАФЕДРА ПРИКЛАДНОЙ МАТЕМАТИКИ И ТЕЛЕКОММУНИКАЦИЙ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Отчёт по лабораторной работе №8</text:p>
      <text:p text:style-name="P1">По дисциплине «Практикум на ЭВМ»</text:p>
      <text:p text:style-name="P1">Тема: «Файлы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 <text:s text:c="17"/>студент группы ПМ-11_________________Кислицын И.К.</text:p>
      <text:p text:style-name="P2">Проверил: <text:s text:c="13"/>преподаватель кафедры ПМ и И______________Минина И.Н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ров 2009</text:p>
      <text:p text:style-name="P6">Цель работы</text:p>
      <text:p text:style-name="P3"/>
      <text:p text:style-name="P9">Изучить особенности работы с динамическими структурами данных.</text:p>
      <text:p text:style-name="P8">Задание</text:p>
      <text:p text:style-name="P16">Вариант 12</text:p>
      <text:p text:style-name="P17">Написать программу, которая считывает текст из файла и выводит на экран только предложения, начинающиеся с тире, перед которым могут находиться только пробельные символы.</text:p>
      <text:p text:style-name="P15"/>
      <text:p text:style-name="P4"/>
      <text:p text:style-name="P4">Схема алгоритма работы программы</text:p>
      <text:p text:style-name="P4"/>
      <text:p text:style-name="P4"><draw:frame draw:style-name="fr1" draw:name="Графический объект1" text:anchor-type="paragraph" svg:width="10.485cm" svg:height="16.923cm" draw:z-index="0"><draw:image xlink:href="Pictures/200000C70000186F000037A2C09CED3B.svm" xlink:type="simple" xlink:show="embed" xlink:actuate="onLoad"/></draw:frame></text:p>
      <text:p text:style-name="P4"><text:soft-page-break/>Листинг</text:p>
      <text:p text:style-name="P4"/>
      <text:p text:style-name="P12"><text:span text:style-name="T19">#include</text:span><text:span text:style-name="T19"> </text:span><text:span text:style-name="T19">"stdafx.h"</text:span></text:p>
      <text:p text:style-name="P13"><text:span text:style-name="T19">#include</text:span><text:span text:style-name="T19"> </text:span><text:span text:style-name="T19">&lt;stdio.h&gt;</text:span></text:p>
      <text:p text:style-name="P13"><text:span text:style-name="T19">#include</text:span><text:span text:style-name="T19"> </text:span><text:span text:style-name="T19">&lt;stdlib.h&gt;</text:span></text:p>
      <text:p text:style-name="P13"><text:span text:style-name="T19">#include</text:span><text:span text:style-name="T19"> </text:span><text:span text:style-name="T19">&lt;conio.h&gt;</text:span></text:p>
      <text:p text:style-name="P13"><text:span text:style-name="T19">#include</text:span><text:span text:style-name="T19"> </text:span><text:span text:style-name="T19">&lt;math.h&gt;</text:span></text:p>
      <text:p text:style-name="P13"><text:span text:style-name="T19">#include</text:span><text:span text:style-name="T19"> </text:span><text:span text:style-name="T19">&lt;locale.h&gt;</text:span></text:p>
      <text:p text:style-name="P13"><text:span text:style-name="T19">#include</text:span><text:span text:style-name="T19"> </text:span><text:span text:style-name="T19">&lt;string.h&gt;</text:span></text:p>
      <text:p text:style-name="P13"><text:span text:style-name="T19">#include</text:span><text:span text:style-name="T19"> </text:span><text:span text:style-name="T19">&lt;malloc.h&gt;</text:span></text:p>
      <text:p text:style-name="P13"><text:span text:style-name="T19">#include</text:span><text:span text:style-name="T19"> </text:span><text:span text:style-name="T19">&lt;time.h&gt;</text:span></text:p>
      <text:p text:style-name="P13"><text:span text:style-name="T19">#include</text:span><text:span text:style-name="T19"> </text:span><text:span text:style-name="T19">&lt;windows.h&gt;</text:span></text:p>
      <text:p text:style-name="P13"><text:span text:style-name="T19">#include</text:span><text:span text:style-name="T19"> </text:span><text:span text:style-name="T19">&lt;errno.h&gt;</text:span></text:p>
      <text:p text:style-name="P14"/>
      <text:p text:style-name="P14"/>
      <text:p text:style-name="P13"><text:span text:style-name="T19">int</text:span><text:span text:style-name="T19"> main()</text:span></text:p>
      <text:p text:style-name="P14">{</text:p>
      <text:p text:style-name="P13"><text:span text:style-name="T19"><text:tab/>system(</text:span><text:span text:style-name="T19">"CLS"</text:span><text:span text:style-name="T19">);</text:span></text:p>
      <text:p text:style-name="P14"><text:tab/></text:p>
      <text:p text:style-name="P14"><text:tab/>FILE * fp; </text:p>
      <text:p text:style-name="P13"><text:span text:style-name="T19"><text:tab/></text:span><text:span text:style-name="T19">int</text:span><text:span text:style-name="T19"> f = -1, d = -1, s = 0;</text:span></text:p>
      <text:p text:style-name="P13"><text:span text:style-name="T19"><text:tab/></text:span><text:span text:style-name="T19">char</text:span><text:span text:style-name="T19"> c, a = NULL;</text:span></text:p>
      <text:p text:style-name="P13"><text:span text:style-name="T19"><text:tab/></text:span><text:span text:style-name="T19">char</text:span><text:span text:style-name="T19"> fname[20];<text:tab/></text:span></text:p>
      <text:p text:style-name="P13"><text:span text:style-name="T19"><text:tab/>puts(</text:span><text:span text:style-name="T19">"Enter file name: \n"</text:span><text:span text:style-name="T19">);</text:span></text:p>
      <text:p text:style-name="P14"><text:tab/>gets(fname);</text:p>
      <text:p text:style-name="P13"><text:span text:style-name="T19"><text:tab/>if((fp = fopen(fname, "r")) == NULL) <text:s/></text:span><text:span text:style-name="T11">//</text:span><text:span text:style-name="T9">открытие потока и проверка на <text:tab/><text:tab/><text:tab/><text:tab/><text:tab/><text:tab/><text:tab/><text:tab/><text:tab/>//наличие</text:span></text:p>
      <text:p text:style-name="P14"><text:tab/>{</text:p>
      <text:p text:style-name="P14"><text:tab/><text:tab/>perror(fname);</text:p>
      <text:p text:style-name="P13"><text:span text:style-name="T19"><text:tab/><text:tab/></text:span><text:span text:style-name="T19">return</text:span><text:span text:style-name="T19"> 1;</text:span></text:p>
      <text:p text:style-name="P14"><text:tab/>}</text:p>
      <text:p text:style-name="P13"><text:span text:style-name="T19"><text:tab/>while((c = getc(fp)) != EOF)<text:tab/><text:tab/></text:span><text:span text:style-name="T8">//</text:span><text:span text:style-name="T9">считывание посимвольно до конца</text:span></text:p>
      <text:p text:style-name="P14"><text:tab/>{</text:p>
      <text:p text:style-name="P13"><text:span text:style-name="T19"><text:tab/><text:tab/></text:span><text:span text:style-name="T19">if</text:span><text:span text:style-name="T19">((a == 32) &amp;&amp; (c == </text:span><text:span text:style-name="T19">'-'</text:span><text:span text:style-name="T19">))</text:span></text:p>
      <text:p text:style-name="P14"><text:tab/><text:tab/>{<text:tab/></text:p>
      <text:p text:style-name="P14"><text:tab/><text:tab/><text:tab/>f = 0;</text:p>
      <text:p text:style-name="P14"><text:tab/><text:tab/><text:tab/>d = 0;</text:p>
      <text:p text:style-name="P14"><text:tab/><text:tab/><text:tab/>s = 1;</text:p>
      <text:p text:style-name="P13"><text:span text:style-name="T19"><text:tab/><text:tab/><text:tab/></text:span><text:span text:style-name="T19">continue</text:span><text:span text:style-name="T19">;</text:span></text:p>
      <text:p text:style-name="P14"><text:tab/><text:tab/>}</text:p>
      <text:p text:style-name="P13"><text:span text:style-name="T19"><text:tab/><text:tab/></text:span><text:span text:style-name="T19">if</text:span><text:span text:style-name="T19">(c == </text:span><text:span text:style-name="T19">'.'</text:span><text:span text:style-name="T19">) </text:span></text:p>
      <text:p text:style-name="P14"><text:tab/><text:tab/>{</text:p>
      <text:p text:style-name="P14"><text:tab/><text:tab/><text:tab/>f = -1; </text:p>
      <text:p text:style-name="P14"><text:tab/><text:tab/><text:tab/>d = -1;</text:p>
      <text:p text:style-name="P13"><text:span text:style-name="T19"><text:tab/><text:tab/><text:tab/></text:span><text:span text:style-name="T19">if</text:span><text:span text:style-name="T19">(s)</text:span></text:p>
      <text:p text:style-name="P14"><text:soft-page-break/><text:tab/><text:tab/><text:tab/>{</text:p>
      <text:p text:style-name="P13"><text:span text:style-name="T19"><text:tab/><text:tab/><text:tab/><text:tab/>puts(</text:span><text:span text:style-name="T19">"\n"</text:span><text:span text:style-name="T19">);</text:span></text:p>
      <text:p text:style-name="P14"><text:tab/><text:tab/><text:tab/><text:tab/>s = 0;</text:p>
      <text:p text:style-name="P14"><text:tab/><text:tab/><text:tab/>}</text:p>
      <text:p text:style-name="P14"><text:tab/><text:tab/>}</text:p>
      <text:p text:style-name="P14"/>
      <text:p text:style-name="P13"><text:span text:style-name="T19"><text:tab/><text:tab/></text:span><text:span text:style-name="T19">if</text:span><text:span text:style-name="T19">(!(f+d))</text:span></text:p>
      <text:p text:style-name="P14"><text:tab/><text:tab/><text:tab/>putch(c);<text:tab/><text:span text:style-name="T8">//</text:span><text:span text:style-name="T9">при выполнении условий выводятся символы</text:span></text:p>
      <text:p text:style-name="P14"><text:tab/><text:tab/>a = c; </text:p>
      <text:p text:style-name="P14"><text:tab/>}</text:p>
      <text:p text:style-name="P14"><text:tab/>putchar(c);</text:p>
      <text:p text:style-name="P14"><text:tab/>fclose(fp);</text:p>
      <text:p text:style-name="P14"><text:tab/>getch();</text:p>
      <text:p text:style-name="P13"><text:span text:style-name="T19"><text:tab/></text:span><text:span text:style-name="T19">return</text:span><text:span text:style-name="T19"> 0;</text:span></text:p>
      <text:p text:style-name="P14">}</text:p>
      <text:p text:style-name="P14"/>
      <text:p text:style-name="P12"/>
      <text:p text:style-name="P3"/>
      <text:p text:style-name="P4">Ответы на контрольные вопросы:</text:p>
      <text:p text:style-name="P27"><text:span text:style-name="T10">Чем отличается режим открытия файла, связанного с потоком, “</text:span><text:span text:style-name="T12">r</text:span><text:span text:style-name="T10">” от “</text:span><text:span text:style-name="T12">r</text:span><text:span text:style-name="T7">+”</text:span><text:span text:style-name="T10">?</text:span></text:p>
      <text:p text:style-name="P28"><text:span text:style-name="T10">Добавляется возможность записи в файл, но не в конец файла, то есть, <text:tab/>размер исходного файла не должен увеличиваться</text:span></text:p>
      <text:list xml:id="list37590723" text:style-name="L3">
        <text:list-item>
          <text:p text:style-name="P21"><text:span text:style-name="T2">С каким устройством ассоциирован стандартный поток ввода по умолчанию?</text:span></text:p>
        </text:list-item>
        <text:list-item>
          <text:p text:style-name="P26"><text:span text:style-name="T2">Стандартный поток ввода ассоциирован по умолчанию с клавиатурой</text:span></text:p>
        </text:list-item>
        <text:list-item>
          <text:p text:style-name="P21"><text:span text:style-name="T2">Перечислите функции записи отдельного символа в файл.</text:span></text:p>
        </text:list-item>
        <text:list-item>
          <text:p text:style-name="P23"><text:span text:style-name="T3">fputc(), putc()</text:span></text:p>
        </text:list-item>
        <text:list-item>
          <text:p text:style-name="P21"><text:span text:style-name="T2">Охарактеризуйте двоичный режим работы с файлом. В чем заключаются отличия от текстового режима?</text:span></text:p>
        </text:list-item>
      </text:list>
      <text:p text:style-name="P25"><text:span text:style-name="T2">В то время, как в текстовом режиме '\</text:span><text:span text:style-name="T3">n</text:span><text:span text:style-name="T2">' преобразуется в </text:span><text:span text:style-name="T3">''</text:span><text:span text:style-name="T2">возврат каретки</text:span><text:span text:style-name="T3">'' </text:span><text:span text:style-name="T2">+ <text:tab/></text:span><text:span text:style-name="T3">''</text:span><text:span text:style-name="T2">перевод строки</text:span><text:span text:style-name="T3">'' </text:span><text:span text:style-name="T2">и наоборот, в двоичном режиме такой замены не <text:tab/>делается, так как она может нарушить данные файла (который, например, <text:tab/>хранит произвольную двоичную информацию)</text:span><text:span text:style-name="T3"> </text:span></text:p>
      <text:p text:style-name="P22"><text:span text:style-name="T2"/></text:p>
      <text:list xml:id="list39233827" text:continue-numbering="true" text:style-name="L3">
        <text:list-item>
          <text:p text:style-name="P21"><text:span text:style-name="T2">В чем особенность ввода-вывода нижнего уровня?</text:span></text:p>
          <text:list>
            <text:list-item>
              <text:p text:style-name="P19"><text:span text:style-name="T1">Функции ввода-вывода более низкого уровня позволяют пользоваться <text:tab/>средствами ввода-вывода операционной системы непосредственно. При <text:tab/>этом не выполняются буферизация и форматирование данных</text:span><text:span text:style-name="T2"> </text:span></text:p>
            </text:list-item>
          </text:list>
        </text:list-item>
        <text:list-item>
          <text:p text:style-name="P23"><text:span text:style-name="T2"/></text:p>
        </text:list-item>
        <text:list-item>
          <text:p text:style-name="P21"><text:soft-page-break/><text:span text:style-name="T2">Какие предопределенные константы используются задания прав доступа в операционных системах </text:span><text:span text:style-name="T4">MS</text:span> <text:span text:style-name="T4">DOS</text:span> <text:span text:style-name="T2">и </text:span><text:span text:style-name="T4">Windows</text:span><text:span text:style-name="T2">?</text:span></text:p>
        </text:list-item>
      </text:list>
      <text:list xml:id="list38317025" text:style-name="L5">
        <text:list-item>
          <text:p text:style-name="P24"><text:span text:style-name="T11">S_IWRITE, S_IREAD, S_IWRITE| S_IREAD</text:span></text:p>
        </text:list-item>
      </text:list>
      <text:list xml:id="list39230616" text:continue-list="list39233827" text:style-name="L3">
        <text:list-item>
          <text:p text:style-name="P21"><text:span text:style-name="T2">Для чего используется функция </text:span><text:span text:style-name="T4">lseek</text:span><text:span text:style-name="T6">()</text:span><text:span text:style-name="T2">?</text:span></text:p>
        </text:list-item>
        <text:list-item>
          <text:p text:style-name="P18"><text:span text:style-name="T2">Данная функция используется для чтения файла в произвольном порядке. <text:tab/>Она изменяет текущую позицию в файле относительно точки отсчёта.</text:span></text:p>
        </text:list-item>
      </text:list>
      <text:p text:style-name="P20"><text:span text:style-name="T10"/></text:p>
      <text:p text:style-name="P4">Краткие выводы </text:p>
      <text:p text:style-name="P7">В ходе выполнения данной лабораторной работы был получен опыт <text:tab/>работы с динамическими структурами данны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8H54M01S</meta:editing-duration>
    <meta:editing-cycles>33</meta:editing-cycles>
    <meta:generator>OpenOffice.org/3.1$Win32 OpenOffice.org_project/310m19$Build-9420</meta:generator>
    <dc:date>2009-12-13T19:11:50.48</dc:date>
    <meta:print-date>2009-12-13T19:09:48.45</meta:print-date>
    <meta:document-statistic meta:table-count="0" meta:image-count="1" meta:object-count="0" meta:page-count="5" meta:paragraph-count="90" meta:word-count="416" meta:character-count="3039"/>
    <meta:user-defined meta:name="Info 1"/>
    <meta:user-defined meta:name="Info 2"/>
    <meta:user-defined meta:name="Info 3"/>
    <meta:user-defined meta:name="Info 4"/>
  </office:meta>
</office:document-meta>
</file>